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5417in" style:rel-column-width="14585*"/>
    </style:style>
    <style:style style:name="Table1.B" style:family="table-column">
      <style:table-column-properties style:column-width="5.3854in" style:rel-column-width="509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fo:font-weight="normal" style:font-weight-asian="normal" style:font-weight-complex="normal"/>
    </style:style>
    <style:style style:name="P6" style:family="paragraph" style:parent-style-name="Text_20_body" style:list-style-name="L5">
      <style:text-properties fo:font-weight="normal" style:font-weight-asian="normal" style:font-weight-complex="normal"/>
    </style:style>
    <style:style style:name="P7" style:family="paragraph" style:parent-style-name="Text_20_body" style:list-style-name="L6">
      <style:text-properties fo:font-weight="normal" style:font-weight-asian="normal" style:font-weight-complex="normal"/>
    </style:style>
    <style:style style:name="P8" style:family="paragraph" style:parent-style-name="Text_20_body" style:list-style-name="L7">
      <style:text-properties fo:font-weight="normal" style:font-weight-asian="normal" style:font-weight-complex="normal"/>
    </style:style>
    <style:style style:name="P9" style:family="paragraph" style:parent-style-name="Text_20_body" style:list-style-name="L8">
      <style:text-properties fo:font-weight="normal" style:font-weight-asian="normal" style:font-weight-complex="normal"/>
    </style:style>
    <style:style style:name="P10" style:family="paragraph" style:parent-style-name="Text_20_body" style:list-style-name="L9">
      <style:text-properties fo:font-weight="normal" style:font-weight-asian="normal" style:font-weight-complex="normal"/>
    </style:style>
    <style:style style:name="P11" style:family="paragraph" style:parent-style-name="Text_20_body" style:list-style-name="L10">
      <style:text-properties fo:font-weight="normal" style:font-weight-asian="normal" style:font-weight-complex="normal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fo:font-weight="bold" style:font-weight-asian="bold" style:font-weight-complex="bold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o de Aula – Disciplina Biologia Geral.</text:h>
      <text:h text:style-name="Heading_20_2" text:outline-level="2">Data do Plano de Aula.</text:h>
      <text:p text:style-name="Text_20_body">Biologia Celular – será aplicada em 14/06/2011.</text:p>
      <text:h text:style-name="Heading_20_2" text:outline-level="2">Dados de Identificação.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Escola</text:p>
            </table:table-cell>
            <table:table-cell table:style-name="Table1.B1" office:value-type="string">
              <text:p text:style-name="P1">UFSCAR – Universidade Federal de São Carlos</text:p>
            </table:table-cell>
          </table:table-row>
        </table:table-header-rows>
        <table:table-row>
          <table:table-cell table:style-name="Table1.A2" office:value-type="string">
            <text:p text:style-name="Table_20_Contents">Professor</text:p>
          </table:table-cell>
          <table:table-cell table:style-name="Table1.B2" office:value-type="string">
            <text:p text:style-name="Table_20_Contents">Jefferson Campos, Kleber de Santana Souza, Lucas Paz, Calebe Fernandes</text:p>
          </table:table-cell>
        </table:table-row>
        <table:table-row>
          <table:table-cell table:style-name="Table1.A2" office:value-type="string">
            <text:p text:style-name="Table_20_Contents">Disciplina</text:p>
          </table:table-cell>
          <table:table-cell table:style-name="Table1.B2" office:value-type="string">
            <text:p text:style-name="Table_20_Contents">Biologia Geral</text:p>
          </table:table-cell>
        </table:table-row>
        <table:table-row>
          <table:table-cell table:style-name="Table1.A2" office:value-type="string">
            <text:p text:style-name="Table_20_Contents">Série</text:p>
          </table:table-cell>
          <table:table-cell table:style-name="Table1.B2" office:value-type="string">
            <text:p text:style-name="Table_20_Contents">3 Ensino Médio – Curso Pré-vestibular</text:p>
          </table:table-cell>
        </table:table-row>
        <table:table-row>
          <table:table-cell table:style-name="Table1.A2" office:value-type="string">
            <text:p text:style-name="Table_20_Contents">Turma</text:p>
          </table:table-cell>
          <table:table-cell table:style-name="Table1.B2" office:value-type="string">
            <text:p text:style-name="Table_20_Contents">A</text:p>
          </table:table-cell>
        </table:table-row>
        <table:table-row>
          <table:table-cell table:style-name="Table1.A2" office:value-type="string">
            <text:p text:style-name="Table_20_Contents">Período</text:p>
          </table:table-cell>
          <table:table-cell table:style-name="Table1.B2" office:value-type="string">
            <text:p text:style-name="Table_20_Contents">Noturno</text:p>
          </table:table-cell>
        </table:table-row>
        <table:table-row>
          <table:table-cell table:style-name="Table1.A2" office:value-type="string">
            <text:p text:style-name="Table_20_Contents">Número discentes</text:p>
          </table:table-cell>
          <table:table-cell table:style-name="Table1.B2" office:value-type="string">
            <text:p text:style-name="Table_20_Contents">20</text:p>
          </table:table-cell>
        </table:table-row>
      </table:table>
      <text:p text:style-name="Text_20_body"/>
      <text:h text:style-name="Heading_20_2" text:outline-level="2">Tema.</text:h>
      <text:p text:style-name="Text_20_body">O tema que será desenvolvido durante a aula é a composição química das céluas.</text:p>
      <text:h text:style-name="Heading_20_2" text:outline-level="2">Objetivos.</text:h>
      <text:p text:style-name="Text_20_body">As seguintes competências deverão ser atingidas pelos alunos:</text:p>
      <text:list xml:id="list1368312219" text:style-name="L1">
        <text:list-item>
          <text:p text:style-name="P2">Identificar e classificar uma célula e seus componentes;</text:p>
        </text:list-item>
        <text:list-item>
          <text:p text:style-name="P2">Reconhecer e descrever as principais funções dos blocos fundamentais das células (carboídratos, aminoácido, lipídios, nucleotídeos);</text:p>
        </text:list-item>
        <text:list-item>
          <text:p text:style-name="P2">Operar um microscópio;</text:p>
        </text:list-item>
        <text:list-item>
          <text:p text:style-name="P2">Avaliar e críticar o trabalho dos colegas a fim de aprimorar a qualidade do trabalho produzido (code review)</text:p>
        </text:list-item>
      </text:list>
      <text:h text:style-name="Heading_20_2" text:outline-level="2">Conteúdo.</text:h>
      <text:p text:style-name="Text_20_body">O tempo estimado será de 4 horas-aula (50 minutos por aula).</text:p>
      <text:list xml:id="list480486704" text:style-name="L2">
        <text:list-item>
          <text:p text:style-name="P3">Introdução ao uso do microscópio;</text:p>
        </text:list-item>
        <text:list-item>
          <text:p text:style-name="P3">A célula e seus componentes básicos;</text:p>
        </text:list-item>
        <text:list-item>
          <text:p text:style-name="P3">Identificação e classicação de uma célula;</text:p>
        </text:list-item>
        <text:list-item>
          <text:p text:style-name="P3">A importância da água;</text:p>
        </text:list-item>
        <text:list-item>
          <text:p text:style-name="P3">Introdução ao pH e sua importância química para as células;</text:p>
        </text:list-item>
        <text:list-item>
          <text:p text:style-name="P3">Componentes químicos das células:</text:p>
          <text:list>
            <text:list-item>
              <text:p text:style-name="P3"><text:soft-page-break/>Carboídratos;</text:p>
            </text:list-item>
            <text:list-item>
              <text:p text:style-name="P3">Aminoácidos;</text:p>
            </text:list-item>
            <text:list-item>
              <text:p text:style-name="P3">Lipídios;</text:p>
            </text:list-item>
            <text:list-item>
              <text:p text:style-name="P3">Nucleotídeos;</text:p>
            </text:list-item>
          </text:list>
        </text:list-item>
        <text:list-item>
          <text:p text:style-name="P3">Avaliação objetiva sobre os temas abordados;</text:p>
        </text:list-item>
      </text:list>
      <text:h text:style-name="Heading_20_2" text:outline-level="2">Desenvolvimento do Tema.</text:h>
      <text:p text:style-name="Text_20_body">O tema será desenvolvido da seguinte maneira:</text:p>
      <text:list xml:id="list319048530" text:style-name="L3">
        <text:list-item>
          <text:p text:style-name="P4">Introdução ao uso do microscópio</text:p>
        </text:list-item>
      </text:list>
      <text:list xml:id="list536866474" text:style-name="L4">
        <text:list-item>
          <text:p text:style-name="P5"><text:span text:style-name="T2">Tempo estimado:</text:span> 10 min;</text:p>
        </text:list-item>
        <text:list-item>
          <text:p text:style-name="P5"><text:span text:style-name="T2">Local:</text:span> laboratório;</text:p>
        </text:list-item>
        <text:list-item>
          <text:p text:style-name="P5"><text:span text:style-name="T2">Operacionalização:</text:span> Explanação sobre o microscópio e seus componenstes básicos, com auxílio do projeto multimídia e na presença de um microscópio;</text:p>
        </text:list-item>
      </text:list>
      <text:list xml:id="list1328361905" text:continue-list="list319048530" text:style-name="L3">
        <text:list-item>
          <text:p text:style-name="P4">A célula e seus componentes básicos:</text:p>
        </text:list-item>
      </text:list>
      <text:list xml:id="list1247528332" text:style-name="L5">
        <text:list-item>
          <text:p text:style-name="P6"><text:span text:style-name="T2">Tempo estimado:</text:span> 20 min;</text:p>
        </text:list-item>
        <text:list-item>
          <text:p text:style-name="P13">Local:<text:span text:style-name="T3"> laboratório;</text:span></text:p>
        </text:list-item>
        <text:list-item>
          <text:p text:style-name="P12"><text:span text:style-name="T2">Operacionalização:</text:span><text:span text:style-name="T3"> será exibido o vídeo parts of a cell (partes de uma célula) – fonte: </text:span><text:a xlink:type="simple" xlink:href="http://www.khanacademy.org/video/parts-of-a-cell?playlist=Biology"><text:span text:style-name="T3">http://www.khanacademy.org/video/parts-of-a-cell?playlist=Biology</text:span></text:a><text:span text:style-name="T3">. O vídeo será traduzido pelo professor e legendado para que seja acessível à todos os alunos;</text:span></text:p>
        </text:list-item>
      </text:list>
      <text:list xml:id="list537453515" text:continue-list="list1328361905" text:style-name="L3">
        <text:list-item>
          <text:p text:style-name="P4">Identificação e classicação de uma célula:</text:p>
        </text:list-item>
      </text:list>
      <text:list xml:id="list2076687610" text:style-name="L6">
        <text:list-item>
          <text:p text:style-name="P7"><text:span text:style-name="T2">Tempo estimado:</text:span> 20 min;</text:p>
        </text:list-item>
        <text:list-item>
          <text:p text:style-name="P7"><text:span text:style-name="T2">Local:</text:span> laboratório;</text:p>
        </text:list-item>
        <text:list-item>
          <text:p text:style-name="P7"><text:span text:style-name="T2">Operacionalização:</text:span> Será produzido uma desenho de acordo com a observação realizada no microscópio das amostras de células. Os desenhos serão trocados entre os alunos e avaliados pelos mesmos. A participação de todos os alunos é muito importante durante este processo;</text:p>
        </text:list-item>
      </text:list>
      <text:list xml:id="list396609343" text:continue-list="list537453515" text:style-name="L3">
        <text:list-item>
          <text:p text:style-name="P4">A importância da água:</text:p>
        </text:list-item>
      </text:list>
      <text:list xml:id="list1698304117" text:style-name="L7">
        <text:list-item>
          <text:p text:style-name="P8"><text:span text:style-name="T2">Tempo estimado:</text:span> 20 min;</text:p>
        </text:list-item>
        <text:list-item>
          <text:p text:style-name="P8"><text:span text:style-name="T2">Local:</text:span> laboratório;</text:p>
        </text:list-item>
        <text:list-item>
          <text:p text:style-name="P8"><text:span text:style-name="T2">Operacionalização:</text:span> Será explanado pelo professor, com apoio do projeto multimídia e lousa/caneta (ou quadro negro/giz);</text:p>
        </text:list-item>
      </text:list>
      <text:list xml:id="list2135029878" text:continue-list="list396609343" text:style-name="L3">
        <text:list-item>
          <text:p text:style-name="P4">Introdução ao pH e sua importância química para as células:</text:p>
        </text:list-item>
      </text:list>
      <text:list xml:id="list342720929" text:style-name="L8">
        <text:list-item>
          <text:p text:style-name="P9"><text:span text:style-name="T2">Tempo estimado:</text:span> 30 min;</text:p>
        </text:list-item>
        <text:list-item>
          <text:p text:style-name="P9"><text:span text:style-name="T2">Local:</text:span> laboratório;</text:p>
        </text:list-item>
        <text:list-item>
          <text:p text:style-name="P14"><text:span text:style-name="T2">Operacionalização:</text:span><text:span text:style-name="T3"> Será explanado pelo professor, com apoio do projeto multimídia e lousa/caneta (ou quadro negro/giz). Será utilizado o papel medidor universal de pH junto com amostra de soluções ácidas (HCl), base (NaOH) e neutra para demonstrar a medição do </text:span><text:soft-page-break/><text:span text:style-name="T3">pH dessas substâncias;</text:span></text:p>
        </text:list-item>
      </text:list>
      <text:list xml:id="list381437707" text:continue-list="list2135029878" text:style-name="L3">
        <text:list-item>
          <text:p text:style-name="P4">Componentes químicos das células:</text:p>
        </text:list-item>
      </text:list>
      <text:list xml:id="list422747765" text:style-name="L9">
        <text:list-item>
          <text:p text:style-name="P10"><text:span text:style-name="T2">Tempo estimado:</text:span> 80 min;</text:p>
        </text:list-item>
        <text:list-item>
          <text:p text:style-name="P10"><text:span text:style-name="T2">Local:</text:span> laboratório;</text:p>
        </text:list-item>
        <text:list-item>
          <text:p text:style-name="P15"><text:span text:style-name="T2">Operacionalização:</text:span><text:span text:style-name="T3"> Será explanado pelo professor, com apoio do projeto multimídia e lousa/caneta (ou quadro negro/giz).</text:span></text:p>
        </text:list-item>
      </text:list>
      <text:list xml:id="list1170428829" text:continue-list="list381437707" text:style-name="L3">
        <text:list-item>
          <text:p text:style-name="P4">Avaliação objetiva sobre os temas abordados:</text:p>
        </text:list-item>
      </text:list>
      <text:list xml:id="list656206283" text:style-name="L10">
        <text:list-item>
          <text:p text:style-name="P11"><text:span text:style-name="T2">Tempo estimado:</text:span> 20 min;</text:p>
        </text:list-item>
        <text:list-item>
          <text:p text:style-name="P11"><text:span text:style-name="T2">Local:</text:span> sala de aula;</text:p>
        </text:list-item>
        <text:list-item>
          <text:p text:style-name="P11"><text:span text:style-name="T2">Operacionalização:</text:span> Será aplicado um teste objetivo com 10 questões que será aplicado em sala de aula. Serão formadas grupos de no máximo 2 alunos para responder o teste.</text:p>
        </text:list-item>
      </text:list>
      <text:h text:style-name="Heading_20_2" text:outline-level="2">Recursos didáticos.</text:h>
      <text:p text:style-name="Text_20_body">Serão utilizados os seguintes recursos durante a aula:</text:p>
      <text:list xml:id="list1800962197" text:style-name="L11">
        <text:list-item>
          <text:p text:style-name="P16">Laboratório de microscopia;</text:p>
        </text:list-item>
        <text:list-item>
          <text:p text:style-name="P16">Amostra de células para identificação;</text:p>
        </text:list-item>
        <text:list-item>
          <text:p text:style-name="P16">Projetor multimídia;</text:p>
        </text:list-item>
        <text:list-item>
          <text:p text:style-name="P16">Computador;</text:p>
        </text:list-item>
        <text:list-item>
          <text:p text:style-name="P16">Lousa/quadro negro;</text:p>
        </text:list-item>
        <text:list-item>
          <text:p text:style-name="P16">Caneta/giz;</text:p>
        </text:list-item>
        <text:list-item>
          <text:p text:style-name="P16">Papel medidor de pH universal;</text:p>
        </text:list-item>
        <text:list-item>
          <text:p text:style-name="P16">Amostra de soluções base (NaOH), ácida (HCl) e neutra.</text:p>
        </text:list-item>
        <text:list-item>
          <text:p text:style-name="P16">Material áudio-visual:</text:p>
          <text:list>
            <text:list-item>
              <text:p text:style-name="P16">Part of a cell (Partes de uma célula): <text:a xlink:type="simple" xlink:href="http://www.khanacademy.org/video/parts-of-a-cell?playlist=Biology">http://www.khanacademy.org/video/parts-of-a-cell?playlist=Biology</text:a></text:p>
            </text:list-item>
          </text:list>
        </text:list-item>
      </text:list>
      <text:h text:style-name="Heading_20_2" text:outline-level="2">Avaliação.</text:h>
      <text:p text:style-name="Text_20_body">A avaliação será aplicada 2 vezes, sendo:</text:p>
      <text:list xml:id="list2109819280" text:style-name="L12">
        <text:list-item>
          <text:p text:style-name="P17">Ao final da aula de laboratório será produzido um desenho baseado na célula observada no microscópio juntamente com a identificação de seus componentes. Os desenhos serão avaliados por outros alunos afim de aprimorar o trabalho crítico e também levar à todos os alunos o conhecimento de outras células não observadas pelos mesmos. A avaliação será dada pela participação dos alunos;</text:p>
        </text:list-item>
        <text:list-item>
          <text:p text:style-name="P17">Ao final da aula em sala será aplicado um questionário, contendo 10 perguntas objetivas, sobre os temas expostos durante a aula. Será respondido por 2 alunos. Terá o valor de 0 à 10 de acordo com a quantidade de questões corretas.</text:p>
        </text:list-item>
      </text:list>
      <text:h text:style-name="Heading_20_2" text:outline-level="2"><text:soft-page-break/>Bibliografia.</text:h>
      <text:p text:style-name="Text_20_body"><text:a xlink:type="simple" xlink:href="http://www.khanacademy.org/video/parts-of-a-cell?playlist=Biology">http://www.khanacademy.org/video/parts-of-a-cell?playlist=Biology</text:a> – acessado em 12/06/2011;</text:p>
      <text:p text:style-name="Text_20_body"><text:a xlink:type="simple" xlink:href="http://www.brasilescola.com/biologia/bioquimica.htm">http://www.brasilescola.com/biologia/bioquimica.htm</text:a> – acessado em 12/06/2011;</text:p>
      <text:p text:style-name="Text_20_body"><text:span text:style-name="Strong_20_Emphasis"><text:span text:style-name="T1">CARVALHO, Cleoni dos Santos – Componentes Químicos da Célula – aula ministrada na Universidade Federal de São Carlos – Campus Sorocaba – 18/04/2011;</text:span></text:span></text:p>
      <text:p text:style-name="Text_20_body"><text:span text:style-name="Strong_20_Emphasis"><text:span text:style-name="T1">CARVALHO, Cleoni dos Santos – Roteiro Básico para Plano de Aula – aula ministrada na Universidade Federal de São Carlos – Campus Sorocaba – 31/05/2011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erson Campos</meta:initial-creator>
    <meta:creation-date>2011-06-09T23:26:10</meta:creation-date>
    <dc:date>2011-06-13T21:08:19</dc:date>
    <dc:creator>Jefferson Campos</dc:creator>
    <meta:editing-duration>PT5H19M50S</meta:editing-duration>
    <meta:editing-cycles>137</meta:editing-cycles>
    <meta:generator>OpenOffice.org/3.3$Linux OpenOffice.org_project/330m20$Build-9567</meta:generator>
    <meta:document-statistic meta:table-count="1" meta:image-count="0" meta:object-count="0" meta:page-count="4" meta:paragraph-count="90" meta:word-count="742" meta:character-count="4831"/>
  </office:meta>
</office:document-meta>
</file>